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3.431cm" fo:margin-left="13.758cm" table:align="left" style:writing-mode="lr-tb"/>
    </style:style>
    <style:style style:name="Таблица1.A" style:family="table-column">
      <style:table-column-properties style:column-width="3.431cm"/>
    </style:style>
    <style:style style:name="Таблица1.1" style:family="table-row">
      <style:table-row-properties style:min-row-height="1.27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orphans="0" fo:widows="0" style:text-autospace="none"/>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style:text-autospace="none">
        <style:tab-stops>
          <style:tab-stop style:position="14.753cm"/>
        </style:tab-stops>
      </style:paragraph-properties>
      <style:text-properties fo:font-size="14pt" style:font-size-asian="14pt" style:font-size-complex="14pt"/>
    </style:style>
    <style:style style:name="P5" style:family="paragraph" style:parent-style-name="Standard">
      <style:paragraph-properties fo:text-align="center" style:justify-single-word="false" style:text-autospace="none"/>
      <style:text-properties fo:font-size="14pt" fo:font-weight="bold" style:font-size-asian="14pt" style:font-weight-asian="bold" style:font-size-complex="14pt"/>
    </style:style>
    <style:style style:name="P6" style:family="paragraph" style:parent-style-name="Standard">
      <style:paragraph-properties fo:text-align="center" style:justify-single-word="false" fo:orphans="0" fo:widows="0" style:text-autospace="none"/>
      <style:text-properties fo:font-size="10pt" style:font-size-asian="10pt" style:font-size-complex="10pt"/>
    </style:style>
    <style:style style:name="P7" style:family="paragraph" style:parent-style-name="Standard">
      <style:text-properties fo:font-size="13pt" style:font-size-asian="13pt" style:font-size-complex="13pt"/>
    </style:style>
    <style:style style:name="P8" style:family="paragraph" style:parent-style-name="Standard">
      <style:paragraph-properties fo:text-align="justify" style:justify-single-word="false" fo:orphans="0" fo:widows="0" style:text-autospace="none"/>
      <style:text-properties fo:font-size="13pt" style:font-size-asian="13pt" style:font-size-complex="13pt"/>
    </style:style>
    <style:style style:name="P9" style:family="paragraph" style:parent-style-name="Standard">
      <style:paragraph-properties fo:margin-left="0cm" fo:margin-right="0cm" fo:text-align="justify" style:justify-single-word="false" fo:text-indent="1.251cm" style:auto-text-indent="false"/>
    </style:style>
    <style:style style:name="P10" style:family="paragraph" style:parent-style-name="Standard">
      <style:paragraph-properties fo:margin-left="0cm" fo:margin-right="0cm" fo:text-align="justify" style:justify-single-word="false" fo:text-indent="1.251cm" style:auto-text-indent="false"/>
      <style:text-properties fo:font-size="14pt" style:font-size-asian="14pt" style:font-size-complex="14pt"/>
    </style:style>
    <style:style style:name="P11" style:family="paragraph" style:parent-style-name="Standard" style:master-page-name="Standard">
      <style:paragraph-properties fo:text-align="justify" style:justify-single-word="false" style:page-number="auto"/>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style>
    <style:style style:name="T3" style:family="text">
      <style:text-properties fo:font-size="13pt" style:font-size-asian="13pt" style:font-size-complex="13pt"/>
    </style:style>
    <style:style style:name="T4" style:family="text">
      <style:text-properties fo:font-size="10pt" style:font-size-asian="10pt" style:font-size-complex="10pt"/>
    </style:style>
    <style:style style:name="T5" style:family="text">
      <style:text-properties fo:font-size="9pt"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3"/>
      <table:table table:name="Таблица1" table:style-name="Таблица1">
        <table:table-column table:style-name="Таблица1.A"/>
        <table:table-row table:style-name="Таблица1.1">
          <table:table-cell table:style-name="Таблица1.A1" office:value-type="string">
            <text:p text:style-name="P4"><text:span text:style-name="T1"/></text:p>
          </table:table-cell>
        </table:table-row>
      </table:table>
      <text:p text:style-name="P5">Согласие </text:p>
      <text:p text:style-name="P5">совершеннолетнего спортсмена на обработку персональных данных </text:p>
      <text:p text:style-name="P2"><text:span text:style-name="T1">Я</text:span><text:span text:style-name="T3">, ____________________________________________________________________, </text:span></text:p>
      <text:p text:style-name="P6">(фамилия, имя, отчество (последнее – при наличии) совершеннолетнего спортсмена)</text:p>
      <text:p text:style-name="P2"><text:span text:style-name="T1">паспорт</text:span><text:span text:style-name="T3"> _______________________________________________________________, </text:span></text:p>
      <text:p text:style-name="P6"><text:s text:c="26"/>(номер основного документа, удостоверяющего личность, сведения о дате выдачи указанного документа и выдавшем его органе)</text:p>
      <text:p text:style-name="P2"><text:span text:style-name="T1">проживающий (-ая) по адресу</text:span><text:span text:style-name="T3"> <text:s/>__________________________________________,</text:span></text:p>
      <text:p text:style-name="P2"><text:span text:style-name="T1">зарегистрированный (-ая) по адресу (регистрация</text:span><text:span text:style-name="T3">) _________________________</text:span></text:p>
      <text:p text:style-name="P8">_______________________________________________________________________,</text:p>
      <text:p text:style-name="P1"><text:span text:style-name="T1">в соответствии с требованиями Федерального закона от 27.07.2006 г. № 152 - ФЗ «О персональных данных», даю согласие управлению физической культуры и спорта мэрии города Новосибирска (далее – Управление), расположенному по адресу: 630091, Новосибирск, Красный проспект, 50, на автоматизированную, а также без использования средств автоматизации обработку информации, составляющей мои персональные данные, в том числе сведения о родителе (-ях), ином (-ых) законном (-ых) представителе (-ях), <text:s text:c="2"/>в целях осуществления административных процедур, определенных соответствующим Регламентом, и вытекающих из деятельности Управления по присвоению спортивных разрядов и внесения в приказ Управления данных, в том числе размещение приказа в общедоступных источниках информации, а равно на Интернет-портале Управления в информационно-телекоммуникационной сети «Интернет», а также предоставлять сведения в случаях, предусмотренных федеральными законами и иными нормативными правовыми актами, следующих моих персональных данных. <text:s text:c="2"/></text:span></text:p>
      <text:p text:style-name="P9"><text:span text:style-name="T1">Перечень персональных данных, на обработку которых дается согласие: фамилию, имя, отчество, дата рождения, паспортные данные или данные документа, удостоверяющего личность, а также иные сведения, данные о составе и членов семьи, данные медицинских документов (при необходимости) и любая иная информация, относящаяся к моей личности, в том числе сведения о родителе (-ях), ином (-ых) законном (-ых) представителе (-ях), доступная либо известная в любой конкретный момент времени Управлению, сведения, которые характеризуют мои физиологические особенности, включая, но, не ограничиваясь, фотоизображением, на основе которых можно установить личность.</text:span></text:p>
      <text:p text:style-name="P9"><text:span text:style-name="T1">Настоящее согласие предоставляется на осуществление любых действий в отношении моих персональных данных, в том числе сведения о родителе (-ях), ином (-ых) законном (-ых) представителе (-ях), <text:s/>которые необходимы или желаемы для достижения указанных выше целей, включая включая сбор, систематизацию, накопление, хранение, обновление, изменение, использование, обезличивание, блокирование, уничтожение, распространение (в том числе передачу), обмен (прием, передачу, обработку) между </text:span><text:soft-page-break/><text:span text:style-name="T1">Управлением и третьими лицами в соответствии с заключенными договорами и соглашениями, в целях соблюдения моих <text:s/>персональных данных.</text:span></text:p>
      <text:p text:style-name="P10">Обработка персональных данных может осуществляться как с использованием машинных носителей или по каналам связи с соблюдением мер, обеспечивающих их защиту от несанкционированного доступа, при условии, что их прием и обработка будут осуществляется лицом, заключившим соглашение о неразглашении персональных данных. </text:p>
      <text:p text:style-name="P10">Срок обработки и хранения моих персональных данных бессрочен. Передача моих <text:s/>персональных данных иным лицам или иное их разглашение, кроме случаев, прямо предусмотренных настоящим согласием, может осуществляться только с моего письменного разрешения. </text:p>
      <text:p text:style-name="P10">Настоящее согласие действует с «_____»________ _______ г. <text:s/></text:p>
      <text:p text:style-name="P9"><text:span text:style-name="T1">Я оставляю за собой право отозвать свое согласие посредством составления соответствующего письменного документа, который может быть направлен мной в адрес Управления по почте заказным письмом с уведомлением о вручении либо вручен лично под расписку представителю Управления. </text:span></text:p>
      <text:p text:style-name="P10">Права и обязанности в области защиты персональных данных мне разъяснены.</text:p>
      <text:p text:style-name="P10">Я подтверждаю, что, давая такое согласие, я действую свободно, своей волей и в своих интересах.</text:p>
      <text:p text:style-name="P2"><text:span text:style-name="T1"><text:s/>«___»_______________20__года </text:span><text:span text:style-name="T4"><text:s text:c="9"/>______________________________________________</text:span></text:p>
      <text:p text:style-name="P2"><text:span text:style-name="T4"><text:s text:c="6"/><text:tab/><text:tab/><text:tab/><text:tab/><text:tab/><text:tab/> <text:s text:c="16"/></text:span><text:span text:style-name="T5"><text:s/>(подпись спортсмена, расшифровка подписи)</text:span></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non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ru" fo:country="non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заголовок_20_4" style:display-name="заголовок 4" style:family="paragraph" style:parent-style-name="Standard" style:next-style-name="Standard">
      <style:paragraph-properties fo:margin-left="0cm" fo:margin-right="0cm" fo:margin-top="0.635cm" fo:margin-bottom="0cm" loext:contextual-spacing="false" style:line-height-at-least="0.423cm" fo:text-align="justify" style:justify-single-word="false" fo:orphans="0" fo:widows="0" fo:text-indent="0.06cm" style:auto-text-indent="false" fo:keep-with-next="always" style:text-autospace="none"/>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en" fo:country="US" style:font-name-asian="Calibri" style:font-family-asian="Calibri" style:font-family-generic-asian="swiss" style:font-pitch-asian="variable" style:language-complex="en" style:country-complex="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Основной_20_шрифт_20_абзаца" style:display-name="Основной шрифт абзаца"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ont_20_Style17" style:display-name="Font Style17"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en" style:country-complex="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1.984cm" fo:margin-left="3.2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82cm" fo:margin-left="1.45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subject/>
    <meta:keyword/>
    <meta:initial-creator>Даниленко Станислав Валерьевич</meta:initial-creator>
    <meta:creation-date>2017-10-30T16:18:00</meta:creation-date>
    <dc:date>2021-02-18T13:51:31.782000000</dc:date>
    <meta:print-date>2017-08-25T14:22:00</meta:print-date>
    <meta:editing-cycles>4</meta:editing-cycles>
    <meta:editing-duration>PT51S</meta:editing-duration>
    <meta:document-statistic meta:table-count="1" meta:image-count="0" meta:object-count="0" meta:page-count="2" meta:paragraph-count="20" meta:word-count="467" meta:character-count="4160" meta:non-whitespace-character-count="3627"/>
    <meta:generator>LibreOffice/6.4.3.2$Windows_x86 LibreOffice_project/747b5d0ebf89f41c860ec2a39efd7cb15b54f2d8</meta:generator>
  </office:meta>
</office:document-meta>
</file>